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 gras" style:font-pitch="variable"/>
    <style:font-face style:name="Dustismo1" svg:font-family="Dustismo" style:font-adornments="Italique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1" svg:font-family="Ubuntu" style:font-adornments="Normal" style:font-pitch="variable"/>
    <style:font-face style:name="Ubuntu2" svg:font-family="Ubuntu" style:font-adornments="Italique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a7ee7" officeooo:paragraph-rsid="001a7ee7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193a70" officeooo:paragraph-rsid="00193a70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069a2e" loext:opacity="100%" fo:font-size="20pt" fo:font-weight="bold" officeooo:rsid="001a7ee7" officeooo:paragraph-rsid="001a7ee7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069a2e" loext:opacity="100%" fo:font-size="16pt" fo:font-weight="bold" officeooo:rsid="001a7ee7" officeooo:paragraph-rsid="001a7ee7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1a7ee7" officeooo:paragraph-rsid="001a7ee7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3465a4" loext:opacity="100%" fo:font-size="20pt" fo:font-weight="bold" officeooo:rsid="001d6195" officeooo:paragraph-rsid="001d6195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b2b2b2" loext:opacity="100%" fo:font-size="10pt" fo:font-weight="bold" officeooo:rsid="0026490b" officeooo:paragraph-rsid="0026490b" style:font-size-asian="8.75pt" style:font-weight-asian="bold" style:font-size-complex="1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b2b2b2" loext:opacity="100%" style:font-name="Ubuntu1" fo:font-size="16pt" fo:font-weight="bold" officeooo:rsid="001a7ee7" officeooo:paragraph-rsid="001a7ee7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Ubuntu1" fo:font-size="16pt" fo:font-weight="bold" officeooo:rsid="001a7ee7" officeooo:paragraph-rsid="001a7ee7" style:font-size-asian="16pt" style:font-weight-asian="bold" style:font-size-complex="16pt" style:font-weight-complex="bold"/>
    </style:style>
    <style:style style:name="T1" style:family="text">
      <style:text-properties officeooo:rsid="001d6195"/>
    </style:style>
    <style:style style:name="T2" style:family="text">
      <style:text-properties officeooo:rsid="001dab60"/>
    </style:style>
    <style:style style:name="T3" style:family="text">
      <style:text-properties officeooo:rsid="0020914e"/>
    </style:style>
    <style:style style:name="T4" style:family="text">
      <style:text-properties officeooo:rsid="00236ab5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4" text:anchor-type="paragraph" svg:width="4.001cm" svg:height="3.099cm" draw:z-index="0"><draw:image xlink:href="../../logotypes/green-top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>On <text:span text:style-name="T4">day </text:span><text:span text:style-name="T2">(insert a date)</text:span></text:p>
      <text:p text:style-name="P2"/>
      <text:p text:style-name="P1">a certificate of submission was <text:span text:style-name="T3">issued</text:span> to</text:p>
      <text:p text:style-name="P2"/>
      <text:p text:style-name="P6">(insert full name here)</text:p>
      <text:p text:style-name="P2"/>
      <text:p text:style-name="P1">for contribution to the development of</text:p>
      <text:p text:style-name="P2"/>
      <text:p text:style-name="P3">Cameleonica</text:p>
      <text:p text:style-name="P4"><text:span text:style-name="T1">a </text:span>safe cryptographic steganographic advanced filesystem</text:p>
      <text:p text:style-name="P2"/>
      <text:p text:style-name="P1">Signed by project lead</text:p>
      <text:p text:style-name="P1">Arkadiusz Bulski</text:p>
      <text:p text:style-name="P9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 gras" style:font-pitch="variable"/>
    <style:font-face style:name="Dustismo1" svg:font-family="Dustismo" style:font-adornments="Italique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1" svg:font-family="Ubuntu" style:font-adornments="Normal" style:font-pitch="variable"/>
    <style:font-face style:name="Ubuntu2" svg:font-family="Ubuntu" style:font-adornments="Italique" style:font-pitch="variable"/>
  </office:font-face-decls>
  <office:styles>
    <draw:gradient draw:name="Gradient_20_2" draw:display-name="Gradient 2" draw:style="linear" draw:start-color="#dee6ef" draw:end-color="#ffffff" draw:start-intensity="100%" draw:end-intensity="100%" draw:angle="0deg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1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" fo:font-family="Ubuntu" style:font-pitch="variable" fo:font-size="24pt" fo:font-weight="bold" officeooo:rsid="003f9243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fo:font-size="11pt" officeooo:rsid="02bf0241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e6e6e6"/>
      <style:paragraph-properties fo:margin-left="0.101cm" fo:margin-right="0cm" fo:margin-top="0.6cm" fo:margin-bottom="0.6cm" style:contextual-spacing="false" fo:text-align="center" style:justify-single-word="false" fo:text-indent="-0.101cm" style:auto-text-indent="false" style:page-number="auto" fo:background-color="transparent" fo:padding="0cm" fo:border="none" style:shadow="none" style:writing-mode="page" style:join-border="false">
        <style:tab-stops/>
      </style:paragraph-properties>
      <style:text-properties style:font-name="Ubuntu" fo:font-family="Ubuntu" style:font-pitch="variable" fo:font-size="18pt" fo:font-weight="bold" officeooo:rsid="003f9243" fo:background-color="transparent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e6e6e6"/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transparent" fo:padding="0cm" fo:border="none" style:writing-mode="page" style:join-border="false">
        <style:tab-stops/>
      </style:paragraph-properties>
      <style:text-properties style:font-name="Ubuntu" fo:font-family="Ubuntu" style:font-pitch="variable" fo:font-size="15pt" fo:font-style="normal" fo:font-weight="bold" officeooo:rsid="00ca7231" style:font-size-asian="15pt" style:font-style-asian="italic" style:font-weight-asian="bold" style:font-size-complex="15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e6e6e6"/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transparent" fo:padding="0cm" fo:border="none" style:writing-mode="page" style:join-border="false">
        <style:tab-stops/>
      </style:paragraph-properties>
      <style:text-properties style:font-name="Ubuntu" fo:font-family="Ubuntu" style:font-pitch="variable" fo:font-size="13pt" fo:font-style="normal" fo:font-weight="bold" officeooo:rsid="006f5ea4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style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transparent" fo:padding="0.199cm" fo:border="0.26pt fine-dashed #999999" style:shadow="none" fo:keep-with-next="auto" text:number-lines="true" text:line-number="0">
        <style:tab-stops/>
      </style:paragraph-properties>
      <style:text-properties fo:color="#000000" loext:opacity="100%" style:font-name="Ubuntu Mono" fo:font-family="'Ubuntu Mono'" style:font-style-name="Normal" style:font-pitch="fixed" fo:font-size="11pt" officeooo:rsid="02c754b0" style:font-size-asian="11pt" style:font-size-complex="11pt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loext:opacity="100%" style:font-name="Ubuntu Mono" fo:font-family="'Ubuntu Mono'" style:font-style-name="Normal" style:font-pitch="fixed" style:font-size-asian="10.5pt" fo:hyphenate="false" fo:hyphenation-remain-char-count="2" fo:hyphenation-push-char-count="2" loext:hyphenation-no-caps="fals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loext:opacity="0%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Ubuntu1" fo:font-family="Ubuntu" style:font-style-name="Normal" style:font-pitch="variable" officeooo:rsid="00d50cd1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loext:opacity="100%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none" style:font-size-asian="10.5pt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>
      <style:text-properties style:font-name="Ubuntu1" fo:font-family="Ubuntu" style:font-style-name="Normal" style:font-pitch="variable" officeooo:rsid="01ce93fb" style:font-size-asian="10.5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2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#eff3f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fe7f5" draw:fill-gradient-name="Gradient_20_2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cfe7f5" draw:fill-gradient-name="Gradient_20_2" draw:gradient-step-count="0" draw:opacity="100%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4:03:28.252849581</meta:creation-date>
    <meta:editing-duration>PT28M28S</meta:editing-duration>
    <meta:editing-cycles>15</meta:editing-cycles>
    <meta:generator>LibreOffice/7.2.3.2$Linux_X86_64 LibreOffice_project/20$Build-2</meta:generator>
    <dc:date>2021-12-15T22:32:33.063627265</dc:date>
    <meta:document-statistic meta:table-count="0" meta:image-count="1" meta:object-count="0" meta:page-count="1" meta:paragraph-count="8" meta:word-count="35" meta:character-count="228" meta:non-whitespace-character-count="201"/>
  </office:meta>
</office:document-meta>
</file>